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automatic-styles>
    <style:style style:name="P1" style:family="paragraph" style:parent-style-name="Text_20_body">
      <style:text-properties officeooo:paragraph-rsid="00237274"/>
    </style:style>
    <style:style style:name="P2" style:family="paragraph" style:parent-style-name="Text_20_body">
      <style:text-properties officeooo:paragraph-rsid="002423aa"/>
    </style:style>
    <style:style style:name="P3" style:family="paragraph" style:parent-style-name="Text_20_body">
      <style:text-properties officeooo:paragraph-rsid="0027320b"/>
    </style:style>
    <style:style style:name="P4" style:family="paragraph" style:parent-style-name="Text_20_body">
      <style:text-properties officeooo:paragraph-rsid="002f207d"/>
    </style:style>
    <style:style style:name="P5" style:family="paragraph" style:parent-style-name="Text_20_body">
      <style:text-properties officeooo:paragraph-rsid="00360a37"/>
    </style:style>
    <style:style style:name="P6" style:family="paragraph" style:parent-style-name="Heading_20_1">
      <style:text-properties officeooo:rsid="0017f03e"/>
    </style:style>
    <style:style style:name="P7" style:family="paragraph" style:parent-style-name="Heading_20_2">
      <style:text-properties officeooo:rsid="0017f03e"/>
    </style:style>
    <style:style style:name="P8" style:family="paragraph" style:parent-style-name="Heading_20_2">
      <style:text-properties officeooo:rsid="001b42da"/>
    </style:style>
    <style:style style:name="P9" style:family="paragraph" style:parent-style-name="Heading_20_2">
      <style:text-properties officeooo:rsid="001e1739"/>
    </style:style>
    <style:style style:name="P10" style:family="paragraph" style:parent-style-name="Heading_20_2">
      <style:text-properties officeooo:rsid="00218f55"/>
    </style:style>
    <style:style style:name="P11" style:family="paragraph" style:parent-style-name="Heading_20_2">
      <style:text-properties officeooo:rsid="002423aa"/>
    </style:style>
    <style:style style:name="P12" style:family="paragraph" style:parent-style-name="Heading_20_2">
      <style:text-properties officeooo:rsid="002ae063"/>
    </style:style>
    <style:style style:name="P13" style:family="paragraph" style:parent-style-name="Heading_20_2">
      <style:text-properties officeooo:rsid="002d2e2b"/>
    </style:style>
    <style:style style:name="P14" style:family="paragraph" style:parent-style-name="Heading_20_2">
      <style:text-properties officeooo:rsid="00325187"/>
    </style:style>
    <style:style style:name="P15" style:family="paragraph" style:parent-style-name="Heading_20_2">
      <style:text-properties officeooo:rsid="003341c9"/>
    </style:style>
    <style:style style:name="P16" style:family="paragraph" style:parent-style-name="Heading_20_2">
      <style:text-properties officeooo:rsid="0038e9ee"/>
    </style:style>
    <style:style style:name="P17" style:family="paragraph" style:parent-style-name="Heading_20_2">
      <style:text-properties officeooo:rsid="00397dd5"/>
    </style:style>
    <style:style style:name="P18" style:family="paragraph" style:parent-style-name="Standard">
      <style:text-properties officeooo:rsid="0017f03e" officeooo:paragraph-rsid="0017f03e"/>
    </style:style>
    <style:style style:name="P19" style:family="paragraph" style:parent-style-name="Text_20_body">
      <style:text-properties officeooo:rsid="0017f03e" officeooo:paragraph-rsid="0017f03e"/>
    </style:style>
    <style:style style:name="P20" style:family="paragraph" style:parent-style-name="Text_20_body">
      <style:text-properties officeooo:rsid="0019a640" officeooo:paragraph-rsid="0019a640"/>
    </style:style>
    <style:style style:name="P21" style:family="paragraph" style:parent-style-name="Text_20_body">
      <style:text-properties officeooo:rsid="001d1cba" officeooo:paragraph-rsid="001d1cba"/>
    </style:style>
    <style:style style:name="P22" style:family="paragraph" style:parent-style-name="Text_20_body" style:list-style-name="L1">
      <style:text-properties officeooo:rsid="001d1cba" officeooo:paragraph-rsid="001d1cba"/>
    </style:style>
    <style:style style:name="P23" style:family="paragraph" style:parent-style-name="Text_20_body">
      <style:text-properties officeooo:rsid="001e1739" officeooo:paragraph-rsid="001e1739"/>
    </style:style>
    <style:style style:name="P24" style:family="paragraph" style:parent-style-name="Text_20_body">
      <style:text-properties officeooo:rsid="00237274" officeooo:paragraph-rsid="00237274"/>
    </style:style>
    <style:style style:name="P25" style:family="paragraph" style:parent-style-name="Text_20_body">
      <style:text-properties officeooo:rsid="00237653" officeooo:paragraph-rsid="00237274"/>
    </style:style>
    <style:style style:name="P26" style:family="paragraph" style:parent-style-name="Text_20_body">
      <style:text-properties officeooo:rsid="00237653" officeooo:paragraph-rsid="00237653"/>
    </style:style>
    <style:style style:name="P27" style:family="paragraph" style:parent-style-name="Text_20_body">
      <style:text-properties officeooo:rsid="002458b6" officeooo:paragraph-rsid="002458b6"/>
    </style:style>
    <style:style style:name="P28" style:family="paragraph" style:parent-style-name="Text_20_body">
      <style:text-properties officeooo:rsid="002588a6" officeooo:paragraph-rsid="002588a6"/>
    </style:style>
    <style:style style:name="P29" style:family="paragraph" style:parent-style-name="Text_20_body">
      <style:text-properties officeooo:rsid="00271ad8" officeooo:paragraph-rsid="00271ad8"/>
    </style:style>
    <style:style style:name="P30" style:family="paragraph" style:parent-style-name="Text_20_body">
      <style:text-properties officeooo:rsid="00290aa0" officeooo:paragraph-rsid="00290aa0"/>
    </style:style>
    <style:style style:name="P31" style:family="paragraph" style:parent-style-name="Text_20_body">
      <style:text-properties officeooo:rsid="002ae063" officeooo:paragraph-rsid="002ae063"/>
    </style:style>
    <style:style style:name="P32" style:family="paragraph" style:parent-style-name="Text_20_body">
      <style:text-properties officeooo:rsid="002cd055" officeooo:paragraph-rsid="002cd055"/>
    </style:style>
    <style:style style:name="P33" style:family="paragraph" style:parent-style-name="Text_20_body">
      <style:text-properties officeooo:rsid="002f207d" officeooo:paragraph-rsid="002f207d"/>
    </style:style>
    <style:style style:name="P34" style:family="paragraph" style:parent-style-name="Text_20_body">
      <style:text-properties officeooo:rsid="0030570d" officeooo:paragraph-rsid="002f207d"/>
    </style:style>
    <style:style style:name="P35" style:family="paragraph" style:parent-style-name="Text_20_body">
      <style:text-properties officeooo:rsid="0030570d" officeooo:paragraph-rsid="0030570d"/>
    </style:style>
    <style:style style:name="P36" style:family="paragraph" style:parent-style-name="Text_20_body">
      <style:text-properties officeooo:rsid="003341c9" officeooo:paragraph-rsid="003341c9"/>
    </style:style>
    <style:style style:name="P37" style:family="paragraph" style:parent-style-name="Text_20_body">
      <style:text-properties officeooo:rsid="0038e9ee" officeooo:paragraph-rsid="0038e9ee"/>
    </style:style>
    <style:style style:name="P38" style:family="paragraph" style:parent-style-name="Text_20_body">
      <style:text-properties officeooo:rsid="00397dd5" officeooo:paragraph-rsid="00397dd5"/>
    </style:style>
    <style:style style:name="P39" style:family="paragraph" style:parent-style-name="Text_20_body">
      <style:text-properties officeooo:rsid="0039dc32" officeooo:paragraph-rsid="0039dc32"/>
    </style:style>
    <style:style style:name="P40" style:family="paragraph" style:parent-style-name="Text_20_body" style:list-style-name="L2">
      <style:text-properties officeooo:rsid="0039dc32" officeooo:paragraph-rsid="0039dc32"/>
    </style:style>
    <style:style style:name="P41" style:family="paragraph" style:parent-style-name="Text_20_body">
      <style:text-properties officeooo:rsid="0039dc32" officeooo:paragraph-rsid="003d412b"/>
    </style:style>
    <style:style style:name="P42" style:family="paragraph" style:parent-style-name="Text_20_body">
      <style:text-properties officeooo:rsid="0039dc32" officeooo:paragraph-rsid="0042b466"/>
    </style:style>
    <style:style style:name="P43" style:family="paragraph" style:parent-style-name="Text_20_body">
      <style:text-properties officeooo:rsid="0039dc32" officeooo:paragraph-rsid="004383d4"/>
    </style:style>
    <style:style style:name="P44" style:family="paragraph" style:parent-style-name="Text_20_body">
      <style:text-properties officeooo:rsid="0039dc32" officeooo:paragraph-rsid="00455eed"/>
    </style:style>
    <style:style style:name="P45" style:family="paragraph" style:parent-style-name="Text_20_body">
      <style:text-properties officeooo:rsid="0039dc32" officeooo:paragraph-rsid="0046e48a"/>
    </style:style>
    <style:style style:name="T1" style:family="text">
      <style:text-properties officeooo:rsid="00237274"/>
    </style:style>
    <style:style style:name="T2" style:family="text">
      <style:text-properties officeooo:rsid="00237653"/>
    </style:style>
    <style:style style:name="T3" style:family="text">
      <style:text-properties officeooo:rsid="002423aa"/>
    </style:style>
    <style:style style:name="T4" style:family="text">
      <style:text-properties officeooo:rsid="002458b6"/>
    </style:style>
    <style:style style:name="T5" style:family="text">
      <style:text-properties officeooo:rsid="00271ad8"/>
    </style:style>
    <style:style style:name="T6" style:family="text">
      <style:text-properties officeooo:rsid="0027320b"/>
    </style:style>
    <style:style style:name="T7" style:family="text">
      <style:text-properties officeooo:rsid="002f207d"/>
    </style:style>
    <style:style style:name="T8" style:family="text">
      <style:text-properties officeooo:rsid="0030570d"/>
    </style:style>
    <style:style style:name="T9" style:family="text">
      <style:text-properties officeooo:rsid="00360a37"/>
    </style:style>
    <style:style style:name="T10" style:family="text">
      <style:text-properties officeooo:rsid="0037d58c"/>
    </style:style>
    <style:style style:name="T11" style:family="text">
      <style:text-properties officeooo:rsid="003c46ac"/>
    </style:style>
    <style:style style:name="T12" style:family="text">
      <style:text-properties officeooo:rsid="003d412b"/>
    </style:style>
    <style:style style:name="T13" style:family="text">
      <style:text-properties officeooo:rsid="003e42b2"/>
    </style:style>
    <style:style style:name="T14" style:family="text">
      <style:text-properties officeooo:rsid="0042b466"/>
    </style:style>
    <style:style style:name="T15" style:family="text">
      <style:text-properties officeooo:rsid="004383d4"/>
    </style:style>
    <style:style style:name="T16" style:family="text">
      <style:text-properties officeooo:rsid="004460d0"/>
    </style:style>
    <style:style style:name="T17" style:family="text">
      <style:text-properties officeooo:rsid="00455eed"/>
    </style:style>
    <style:style style:name="T18" style:family="text">
      <style:text-properties officeooo:rsid="0046e4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Let's learn Go</text:h>
      <text:p text:style-name="P18"/>
      <text:h text:style-name="P7" text:outline-level="2">Slide 1</text:h>
      <text:p text:style-name="P18">Hi, I have a confession to make: I do not really know Go, or the way we search and tag stuff – Golang</text:p>
      <text:p text:style-name="P18"/>
      <text:p text:style-name="P18">I wrote few programs with the language, but I haven't really used it for something other then testing <text:s/>it.</text:p>
      <text:p text:style-name="P18"/>
      <text:p text:style-name="P18"/>
      <text:h text:style-name="P7" text:outline-level="2">Slide 2</text:h>
      <text:p text:style-name="P19">So, what is Go ?</text:p>
      <text:p text:style-name="P20">Andreas Katsulas – Played G'kar </text:p>
      <text:p text:style-name="P20"/>
      <text:h text:style-name="P8" text:outline-level="2">Slide 3</text:h>
      <text:p text:style-name="P21">Go is:</text:p>
      <text:list xml:id="list1822611788580210808" text:style-name="L1">
        <text:list-item>
          <text:p text:style-name="P22">Statically compiled programming language</text:p>
        </text:list-item>
        <text:list-item>
          <text:p text:style-name="P22">Cross Platform</text:p>
        </text:list-item>
        <text:list-item>
          <text:p text:style-name="P22">Strong typed language</text:p>
        </text:list-item>
        <text:list-item>
          <text:p text:style-name="P22">Garbage Collection based</text:p>
        </text:list-item>
        <text:list-item>
          <text:p text:style-name="P22">Object oriented support based on struct properties.</text:p>
        </text:list-item>
        <text:list-item>
          <text:p text:style-name="P22">Influenced by many programming languages, such as C</text:p>
        </text:list-item>
        <text:list-item>
          <text:p text:style-name="P22">There is an elephant in the room that no body talks about, but everyone can see in the language – Pascal influenced Go a lot !</text:p>
        </text:list-item>
      </text:list>
      <text:p text:style-name="P21"/>
      <text:h text:style-name="P9" text:outline-level="2">Slide 4</text:h>
      <text:p text:style-name="P23">What is Go ?</text:p>
      <text:p text:style-name="P23"/>
      <text:h text:style-name="P10" text:outline-level="2">Slide 5</text:h>
      <text:p text:style-name="P24">An example of an Hello World program in Go.</text:p>
      <text:p text:style-name="P24">We use namespace with packages.</text:p>
      <text:p text:style-name="P24">Local functions with the package are starting in a lower case name, while functions we export, starts with upper case.</text:p>
      <text:p text:style-name="P1"><text:span text:style-name="T1">Like with C, we have </text:span><text:span text:style-name="T2">the main function for the execution.</text:span></text:p>
      <text:p text:style-name="P25"/>
      <text:p text:style-name="P26"><text:soft-page-break/>As we can see, it looks like fmt is an object, however it actually the name of the package itself.</text:p>
      <text:p text:style-name="P26"/>
      <text:h text:style-name="P11" text:outline-level="2">Slide 6</text:h>
      <text:p text:style-name="P2"><text:span text:style-name="T3">Variables </text:span><text:span text:style-name="T4">can be used in one of two ways:</text:span></text:p>
      <text:p text:style-name="P27">predefined variable using the “var” reserved word, including multiple variables.</text:p>
      <text:p text:style-name="P27">Or variable on usage.</text:p>
      <text:p text:style-name="P27"/>
      <text:p text:style-name="P27">Once a variable type is been set, it can not be set to something else or redefined again.</text:p>
      <text:p text:style-name="P27">Hence – Strong type language with </text:p>
      <text:p text:style-name="P27"/>
      <text:p text:style-name="P28">Arrays are fixed language and not very flexible, and there for are not used often with Go.</text:p>
      <text:p text:style-name="P28">However slices are built upon arrays, more flexible and used a lot with go.</text:p>
      <text:p text:style-name="P3"><text:span text:style-name="T6">I will not explain the slice type, but please know that </text:span><text:span text:style-name="T5">slices are cool</text:span></text:p>
      <text:p text:style-name="P29"/>
      <text:p text:style-name="P30">Go has associative array named map. You declare it's key type inside “map” and the value is the variable type.</text:p>
      <text:p text:style-name="P30"/>
      <text:p text:style-name="P31">We can make a function in Go that return multiple values, including a unique type of return → an error, in case of an error.</text:p>
      <text:p text:style-name="P31">In order to retrieve the information, we use each variable separated using the “,” sign.</text:p>
      <text:p text:style-name="P31">We can use in one location (only) the underscore sign in order to tell Go, that the return value in that location is not an interest of any kind.</text:p>
      <text:p text:style-name="P31"/>
      <text:p text:style-name="P31">Note, that if a variable is already defined, you can not use it with a “:=” assignment, and any attempt to do so, will result in a compile error.</text:p>
      <text:p text:style-name="P31"/>
      <text:h text:style-name="P12" text:outline-level="2">Slide 7</text:h>
      <text:p text:style-name="P32">Here are three examples for creating functions:</text:p>
      <text:p text:style-name="P32"/>
      <text:p text:style-name="P32">The first does not return anything, but execute code.</text:p>
      <text:p text:style-name="P32"/>
      <text:p text:style-name="P32">The second return an integer value.</text:p>
      <text:p text:style-name="P32"/>
      <text:p text:style-name="P32">The third is first of all written as one-liner due to presentation issues, and please do not write code this way.</text:p>
      <text:p text:style-name="P32">It uses two return values. The first is Boolean, and the second is error.</text:p>
      <text:p text:style-name="P32">Error allow us to report an “exception” of some sort, if something did not go well.</text:p>
      <text:p text:style-name="P32"><text:soft-page-break/>For example, here if an age is lower then 0, it's an exception. Age can be 0 or more, never less then 0.</text:p>
      <text:p text:style-name="P32">But, the function allow you to guess an age, and return a boolean value if there is no error, or false and an error string, if it does have an exception.</text:p>
      <text:p text:style-name="P32"/>
      <text:h text:style-name="P13" text:outline-level="2">Slide 8</text:h>
      <text:p text:style-name="P33">Go support creating data types like with C and Pascal.</text:p>
      <text:p text:style-name="P33">Like with Pascal, you define first the new type, and only then the type you are referring to.</text:p>
      <text:p text:style-name="P33"/>
      <text:p text:style-name="P4"><text:span text:style-name="T7">Go, has an object oriented </text:span><text:span text:style-name="T8">like structure</text:span><text:span text:style-name="T7"> that is different from most programming languages.</text:span></text:p>
      <text:p text:style-name="P4"><text:span text:style-name="T7">You can create a method for a type and struct (that I will talk about in the next slide), however, you can not inherit types, </text:span><text:span text:style-name="T8">you can not create classes, but you can create interfaces and structure that looks like objects.</text:span></text:p>
      <text:p text:style-name="P34"/>
      <text:p text:style-name="P35">For example, here we created an alias for float64 that named Weight.</text:p>
      <text:p text:style-name="P35">We created a method for it.</text:p>
      <text:p text:style-name="P35">We know that it is a method, due to the brackets in the beginning that display the data type of the method we wish to create.</text:p>
      <text:p text:style-name="P35">The next part is a the method name, in our case it is String, and it can be exported (capital letter).</text:p>
      <text:p text:style-name="P35">It has a return type of string.</text:p>
      <text:p text:style-name="P35"/>
      <text:p text:style-name="P35">Here we create a representation of the weight in string, and we display the weight number and add kg suffix, as a string.</text:p>
      <text:p text:style-name="P35">So we can use it.</text:p>
      <text:p text:style-name="P35"/>
      <text:p text:style-name="P35">Next we print it out, and the output is “42.15 kg”.</text:p>
      <text:p text:style-name="P35"/>
      <text:h text:style-name="P14" text:outline-level="2">Slide 9</text:h>
      <text:p text:style-name="P36">We all know struct from programming languages.</text:p>
      <text:p text:style-name="P36">It's a collection of data.</text:p>
      <text:p text:style-name="P36">However here are few facts:</text:p>
      <text:p text:style-name="P36">I'ved created “private” members for the struct.</text:p>
      <text:p text:style-name="P36">They are private outside of the namespace, so if our package is “main”, then every other file with the package “main” in our application can access it, however, other packages can not.</text:p>
      <text:p text:style-name="P36">For making them public, we use capital letters.</text:p>
      <text:p text:style-name="P36"/>
      <text:h text:style-name="P15" text:outline-level="2"><text:soft-page-break/>Slide 10</text:h>
      <text:p text:style-name="P5"><text:span text:style-name="T9">Go is not really an OOP language </text:span><text:span text:style-name="T10">(by the OO definition)</text:span><text:span text:style-name="T9">, but a procedural language, but we can make a struct based “object”.</text:span></text:p>
      <text:p text:style-name="P37">So like before we can create methods for the type.</text:p>
      <text:p text:style-name="P37">In this case we created Show, that provides basic information about the TV show.</text:p>
      <text:p text:style-name="P37"/>
      <text:h text:style-name="P16" text:outline-level="2">Slide 11</text:h>
      <text:p text:style-name="P37">Basic Flows …</text:p>
      <text:p text:style-name="P38">The case, if, while and for statements in Go are a bit different then C.</text:p>
      <text:p text:style-name="P38">They have the same usage, with twists, but I'm not going to talk about them in this lecture.</text:p>
      <text:p text:style-name="P38">In the next slides, I'm going to talk about parallel vs concurrency, and how to do it with Go.</text:p>
      <text:p text:style-name="P38"/>
      <text:h text:style-name="P17" text:outline-level="2">Slide 12</text:h>
      <text:p text:style-name="P39">There are many types of parallel and concurrency definitions in the world of computer software (and hardware).</text:p>
      <text:p text:style-name="P39">So, when we are talking in “go”, we are talking about the following:</text:p>
      <text:list xml:id="list2819454114851100456" text:style-name="L2">
        <text:list-item>
          <text:p text:style-name="P40">Executing parts of code almost “simultaneously” . We do not know how it is done for us, in behind the scenes, that is if it is different threads, different processes etc... We just focus on our tasks here.</text:p>
        </text:list-item>
        <text:list-item>
          <text:p text:style-name="P40">It makes us “fell” as all the tasks are executed at the same time</text:p>
        </text:list-item>
        <text:list-item>
          <text:p text:style-name="P40">We can wait for everything to finish, and then do something, or just continue with the rest of our work.</text:p>
        </text:list-item>
        <text:list-item>
          <text:p text:style-name="P40">We can mesure the execution time of each task, but it will not block us for working on other tasks at “the same time”.</text:p>
        </text:list-item>
      </text:list>
      <text:p text:style-name="P39">There is a keyword called “go”, and we have a partly type named “channel” to control it, if we require.</text:p>
      <text:p text:style-name="P39"/>
      <text:h text:style-name="Heading_20_2" text:outline-level="2"><text:span text:style-name="T11">Slide 13</text:span></text:h>
      <text:p text:style-name="P41"><text:span text:style-name="T12">Here we are using the “go” reserved word to execute “say” while continue using “say” in a regular matter.</text:span></text:p>
      <text:p text:style-name="P41"><text:span text:style-name="T12">As you can see, it takes a bit of time for “go” to execute the function, while hello is executed right after it was call. </text:span></text:p>
      <text:p text:style-name="P41"><text:span text:style-name="T12">The concurrency has shared resources with the rest, so there are several ways (primitives as it named in go) to deal with them. One of them is synchronization, but it's not the main way to do things with go.</text:span></text:p>
      <text:p text:style-name="P41"><text:span text:style-name="T12"/></text:p>
      <text:h text:style-name="Heading_20_2" text:outline-level="2"><text:soft-page-break/><text:span text:style-name="T13">Slide 14</text:span></text:h>
      <text:p text:style-name="P42"><text:span text:style-name="T14">In order to perform a better synchronization of data, we can use channels in order to communicate with the function. It uses some sort of IPC for data.</text:span></text:p>
      <text:p text:style-name="P42"><text:span text:style-name="T14"/></text:p>
      <text:p text:style-name="P42"><text:span text:style-name="T14">Channels represent the communication, based on data type that is predefined and created. You can not create on usage, but prior of usage.</text:span></text:p>
      <text:p text:style-name="P42"><text:span text:style-name="T14"/></text:p>
      <text:p text:style-name="P42"><text:span text:style-name="T14">Once you have a channel, you can communicate between concurrent functions.</text:span></text:p>
      <text:p text:style-name="P42"><text:span text:style-name="T14"/></text:p>
      <text:p text:style-name="P42"><text:span text:style-name="T14">At the sum function, we see c &lt;- sum . It sends the data to a channel named c.</text:span></text:p>
      <text:p text:style-name="P42"><text:span text:style-name="T14">At the main function, we see x, y := &lt;- c, &lt;- c . It receive the content sent to c at the sum function.</text:span></text:p>
      <text:p text:style-name="P42"><text:span text:style-name="T14">The arrow direction is the flow of our communication.</text:span></text:p>
      <text:p text:style-name="P42"><text:span text:style-name="T14"/></text:p>
      <text:p text:style-name="P42"><text:span text:style-name="T14">By default, sends and receives block until the other side is ready. This allows goroutines to synchronize without explicit locks or condition variables. </text:span></text:p>
      <text:p text:style-name="P42"><text:span text:style-name="T14"/></text:p>
      <text:h text:style-name="Heading_20_2" text:outline-level="2"><text:span text:style-name="T15">Slide 15</text:span></text:h>
      <text:p text:style-name="P43"><text:span text:style-name="T15">Channels can be buffered. As long as the buffer is not full, you can send it more data. If it was full, there will be a deadlock exception.</text:span></text:p>
      <text:p text:style-name="P43"><text:span text:style-name="T15">If you try to read more then the content of the buffer, once again there will a deadlock exception.</text:span></text:p>
      <text:p text:style-name="P43"><text:span text:style-name="T15">This is because when the buffer is empty, it is blocked and you can not use it.</text:span></text:p>
      <text:p text:style-name="P43"><text:span text:style-name="T15"/></text:p>
      <text:h text:style-name="Heading_20_2" text:outline-level="2"><text:span text:style-name="T16">Slide 16</text:span></text:h>
      <text:p text:style-name="P44"><text:span text:style-name="T17"><text:s/>The select statement lets a goroutine wait on multiple communication operations.</text:span></text:p>
      <text:p text:style-name="P44"><text:span text:style-name="T17"/></text:p>
      <text:p text:style-name="P44"><text:span text:style-name="T17">A select blocks until one of its cases can run, then it executes that case. It chooses one at random if multiple are ready. </text:span></text:p>
      <text:p text:style-name="P44"><text:span text:style-name="T17"/></text:p>
      <text:p text:style-name="P45"><text:span text:style-name="T18">You can choose a default action if none of the other cases can be executed.</text:span></text:p>
      <text:p text:style-name="P45"><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9:15:20</meta:creation-date>
    <dc:date>2013-05-25T13:48:03</dc:date>
    <meta:editing-duration>P1DT7H19M53S</meta:editing-duration>
    <meta:editing-cycles>36</meta:editing-cycles>
    <meta:generator>LibreOffice/4.0.3.3$Linux_X86_64 LibreOffice_project/400m0$Build-3</meta:generator>
    <meta:document-statistic meta:table-count="0" meta:image-count="0" meta:object-count="0" meta:page-count="5" meta:paragraph-count="104" meta:word-count="1396" meta:character-count="7323" meta:non-whitespace-character-count="6031"/>
  </office:meta>
</office:document-meta>
</file>